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" fo:font-size="13pt" fo:font-weight="bold" style:font-name-asian="Times1" style:font-size-asian="13pt" style:font-weight-asian="bold" style:font-name-complex="Times1" style:font-size-complex="13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font-weight="normal" style:font-name-asian="Times1" style:font-size-asian="12pt" style:font-weight-asian="normal" style:font-name-complex="Times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fo:color="#000000" style:font-name="Times" fo:font-size="12pt" fo:font-weight="normal" style:font-name-asian="Times1" style:font-size-asian="12pt" style:font-weight-asian="normal" style:font-name-complex="Times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0000" style:font-name="Times" fo:font-size="12pt" fo:font-weight="normal" style:font-name-asian="Times1" style:font-size-asian="12pt" style:font-weight-asian="normal" style:font-name-complex="Times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cm"/>
        </style:tab-stops>
      </style:paragraph-properties>
      <style:text-properties fo:color="#000000" style:font-name="Times" fo:font-size="12pt" fo:font-weight="normal" style:font-name-asian="Times1" style:font-size-asian="12pt" style:font-weight-asian="normal" style:font-name-complex="Times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0000" style:font-name="Times" fo:font-size="12pt" fo:font-weight="normal" officeooo:rsid="0011b745" officeooo:paragraph-rsid="0011b745" style:font-name-asian="Times1" style:font-size-asian="12pt" style:font-weight-asian="normal" style:font-name-complex="Times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0000" style:font-name="Times" fo:font-size="12pt" fo:font-weight="normal" officeooo:rsid="0011b8de" officeooo:paragraph-rsid="0011b8de" style:font-name-asian="Times1" style:font-size-asian="12pt" style:font-weight-asian="normal" style:font-name-complex="Time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officeooo:paragraph-rsid="0011b8de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officeooo:paragraph-rsid="00149cf8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officeooo:paragraph-rsid="000cdfd7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 New Roman" fo:font-size="12pt" fo:font-weight="normal" officeooo:rsid="000cdfd7" officeooo:paragraph-rsid="000cdfd7" style:font-name-asian="Times New Roman1" style:font-size-asian="12pt" style:font-weight-asian="normal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" fo:font-size="12pt" fo:font-style="italic" style:font-name-asian="Times1" style:font-size-asian="12pt" style:font-style-asian="italic" style:font-name-complex="Times1" style:font-size-complex="12pt"/>
    </style:style>
    <style:style style:name="P28" style:family="paragraph" style:parent-style-name="Standard">
      <style:paragraph-properties fo:margin-top="0cm" fo:margin-bottom="0cm" loext:contextual-spacing="false">
        <style:tab-stops>
          <style:tab-stop style:position="0.388cm"/>
          <style:tab-stop style:position="1.27cm"/>
        </style:tab-stops>
      </style:paragraph-properties>
      <style:text-properties fo:color="#0066cc" style:font-name="Times" fo:font-size="12pt" fo:font-weight="bold" style:font-name-asian="Times1" style:font-size-asian="12pt" style:font-weight-asian="bold" style:font-name-complex="Times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 style:font-name="Times" fo:font-size="12pt" fo:font-weight="bold" style:font-name-asian="Times1" style:font-size-asian="12pt" style:font-weight-asian="bold" style:font-name-complex="Times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  <style:tab-stop style:position="0.635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66cc" style:font-name="Times" fo:font-size="12pt" fo:font-weight="normal" style:font-name-asian="Times1" style:font-size-asian="12pt" style:font-weight-asian="normal" style:font-name-complex="Times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66cc"/>
    </style:style>
    <style:style style:name="P34" style:family="paragraph" style:parent-style-name="Standard">
      <style:paragraph-properties fo:margin-top="0cm" fo:margin-bottom="0cm" loext:contextual-spacing="false">
        <style:tab-stops>
          <style:tab-stop style:position="0.388cm"/>
          <style:tab-stop style:position="1.27cm"/>
        </style:tab-stops>
      </style:paragraph-properties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cm"/>
        </style:tab-stops>
      </style:paragraph-properties>
      <style:text-properties fo:color="#006699" style:font-name="Times" fo:font-size="14pt" fo:font-weight="normal" style:font-name-asian="Times1" style:font-size-asian="14pt" style:font-weight-asian="normal" style:font-name-complex="Times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4dbb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4dbb" style:font-name="Times" fo:font-size="12pt" style:font-name-asian="Times1" style:font-size-asian="12pt" style:font-name-complex="Times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4dbb" style:font-name="Times" fo:font-size="12pt" style:font-name-asian="Times1" style:font-size-asian="12pt" style:font-name-complex="Times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4dbb" style:font-name="Times" fo:font-size="12pt" officeooo:rsid="000eb3a8" officeooo:paragraph-rsid="000eb3a8" style:font-name-asian="Times1" style:font-size-asian="12pt" style:font-name-complex="Times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4dbb" style:font-name="Times" fo:font-size="12pt" fo:font-weight="normal" style:font-name-asian="Times1" style:font-size-asian="12pt" style:font-weight-asian="normal" style:font-name-complex="Times1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.388cm"/>
          <style:tab-stop style:position="1.27cm"/>
        </style:tab-stops>
      </style:paragraph-properties>
      <style:text-properties fo:color="#004dbb" style:font-name="Times" fo:font-size="12pt" fo:font-weight="normal" officeooo:rsid="000f57a7" officeooo:paragraph-rsid="000f57a7" style:font-name-asian="Times1" style:font-size-asian="12pt" style:font-weight-asian="normal" style:font-name-complex="Times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style:font-name="Times" fo:font-size="12pt" style:font-name-asian="Times1" style:font-size-asian="12pt" style:font-name-complex="Times1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4a86e8" style:font-name="Times" fo:font-size="12pt" style:font-name-asian="Times1" style:font-size-asian="12pt" style:font-name-complex="Times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6d9eeb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6d9eeb" officeooo:paragraph-rsid="00149cf8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cm"/>
        </style:tab-stops>
      </style:paragraph-properties>
      <style:text-properties fo:color="#3c78d8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officeooo:rsid="0011b8de" officeooo:paragraph-rsid="0011b8de"/>
    </style:style>
    <style:style style:name="P48" style:family="paragraph" style:parent-style-name="Standard">
      <style:paragraph-properties fo:margin-left="0.474cm" fo:margin-right="0cm" fo:margin-top="0cm" fo:margin-bottom="0cm" loext:contextual-spacing="false" fo:line-height="100%" fo:text-align="start" style:justify-single-word="false" fo:text-indent="0.023cm" style:auto-text-indent="false">
        <style:tab-stops>
          <style:tab-stop style:position="0.183cm"/>
          <style:tab-stop style:position="0.212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4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50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font-weight="bold" style:font-name-asian="Times1" style:font-size-asian="12pt" style:font-weight-asian="bold" style:font-name-complex="Times1" style:font-size-complex="12pt"/>
    </style:style>
    <style:style style:name="P51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4dbb" style:font-name="Times" fo:font-size="16pt" fo:font-weight="bold" style:font-name-asian="Times1" style:font-size-asian="16pt" style:font-weight-asian="bold" style:font-name-complex="Times1" style:font-size-complex="16pt"/>
    </style:style>
    <style:style style:name="P52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0066cc" style:font-name="Times" fo:font-size="20pt" fo:font-weight="bold" style:font-name-asian="Times1" style:font-size-asian="20pt" style:font-weight-asian="bold" style:font-name-complex="Times1" style:font-size-complex="20pt"/>
    </style:style>
    <style:style style:name="P53" style:family="paragraph" style:parent-style-name="Standard">
      <style:paragraph-properties fo:margin-left="0.635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-0.247cm"/>
          <style:tab-stop style:position="0.635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54" style:family="paragraph" style:parent-style-name="Standard">
      <style:paragraph-properties fo:margin-left="5.08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</style:style>
    <style:style style:name="P55" style:family="paragraph" style:parent-style-name="Standard">
      <style:paragraph-properties fo:margin-left="3.81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56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</style:style>
    <style:style style:name="P57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58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  <style:text-properties fo:color="#004dbb" style:font-name="Times" fo:font-size="12pt" fo:font-weight="normal" style:font-name-asian="Times1" style:font-size-asian="12pt" style:font-weight-asian="normal" style:font-name-complex="Times1" style:font-size-complex="12pt"/>
    </style:style>
    <style:style style:name="P59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  <style:text-properties fo:color="#4a86e8" style:font-name="Times" fo:font-size="12pt" style:font-name-asian="Times1" style:font-size-asian="12pt" style:font-name-complex="Times1" style:font-size-complex="12pt"/>
    </style:style>
    <style:style style:name="P60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-1.27cm" style:auto-text-indent="false">
        <style:tab-stops>
          <style:tab-stop style:position="0cm"/>
        </style:tab-stops>
      </style:paragraph-properties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61" style:family="paragraph" style:parent-style-name="Standard">
      <style:paragraph-properties fo:margin-left="0.011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4dbb" style:font-name="Times" fo:font-size="12pt" officeooo:paragraph-rsid="0010fcd1" style:font-name-asian="Times1" style:font-size-asian="12pt" style:font-name-complex="Times1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style:font-name="Calibri" fo:font-size="11pt" fo:font-weight="normal" officeooo:rsid="00349d02" officeooo:paragraph-rsid="00149cf8" style:font-name-asian="Calibri1" style:font-size-asian="11pt" style:font-weight-asian="normal" style:font-name-complex="Calibri1" style:font-size-complex="11pt" fo:hyphenate="fals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style:font-name="Times" fo:font-size="12pt" fo:font-weight="normal" officeooo:rsid="00349d02" officeooo:paragraph-rsid="00172435" style:font-name-asian="Times1" style:font-size-asian="12pt" style:font-weight-asian="normal" style:font-name-complex="Times1" style:font-size-complex="12pt" fo:hyphenate="fals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font-weight="normal" officeooo:rsid="00152f1e" officeooo:paragraph-rsid="00152f1e" style:font-name-asian="Times1" style:font-size-asian="12pt" style:font-weight-asian="normal" style:font-name-complex="Times1" style:font-size-complex="12pt" fo:hyphenate="fals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2a8b37" officeooo:paragraph-rsid="0011b745" fo:hyphenate="fals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2f4616" officeooo:paragraph-rsid="00149cf8" fo:hyphenate="fals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01439" officeooo:paragraph-rsid="00149cf8" fo:hyphenate="fals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27178" officeooo:paragraph-rsid="00149cf8" fo:hyphenate="fals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49d02" officeooo:paragraph-rsid="00149cf8" fo:hyphenate="false" fo:hyphenation-remain-char-count="2" fo:hyphenation-push-char-count="2"/>
    </style:style>
    <style:style style:name="P72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2a8b37" officeooo:paragraph-rsid="0011b745" fo:hyphenate="false" fo:hyphenation-remain-char-count="2" fo:hyphenation-push-char-count="2"/>
    </style:style>
    <style:style style:name="P73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2f4616" officeooo:paragraph-rsid="00149cf8" fo:hyphenate="false" fo:hyphenation-remain-char-count="2" fo:hyphenation-push-char-count="2"/>
    </style:style>
    <style:style style:name="P74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01439" officeooo:paragraph-rsid="00149cf8" fo:hyphenate="false" fo:hyphenation-remain-char-count="2" fo:hyphenation-push-char-count="2"/>
    </style:style>
    <style:style style:name="P75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27178" officeooo:paragraph-rsid="00149cf8" fo:hyphenate="false" fo:hyphenation-remain-char-count="2" fo:hyphenation-push-char-count="2"/>
    </style:style>
    <style:style style:name="P76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.388cm"/>
          <style:tab-stop style:position="1.27cm"/>
        </style:tab-stops>
      </style:paragraph-properties>
      <style:text-properties fo:color="#00ccff" officeooo:rsid="00349d02" officeooo:paragraph-rsid="00149cf8" fo:hyphenate="false" fo:hyphenation-remain-char-count="2" fo:hyphenation-push-char-count="2"/>
    </style:style>
    <style:style style:name="P7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78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1.27cm" style:auto-text-indent="false">
        <style:tab-stops>
          <style:tab-stop style:position="0cm"/>
        </style:tab-stops>
      </style:paragraph-properties>
      <style:text-properties fo:color="#004dbb" style:font-name="Times" fo:font-size="12pt" style:font-name-asian="Times1" style:font-size-asian="12pt" style:font-name-complex="Times1" style:font-size-complex="12pt"/>
    </style:style>
    <style:style style:name="P79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66cc" style:font-name="Times" fo:font-size="12pt" style:font-name-asian="Times1" style:font-size-asian="12pt" style:font-name-complex="Time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rsid="002a8b37" officeooo:paragraph-rsid="0011b745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style:font-name="Times" fo:font-size="12pt" fo:font-weight="normal" officeooo:rsid="00301439" officeooo:paragraph-rsid="00149cf8" style:font-name-asian="Times1" style:font-size-asian="12pt" style:font-weight-asian="normal" style:font-name-complex="Times1" style:font-size-complex="12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officeooo:rsid="00327178" officeooo:paragraph-rsid="00149cf8"/>
    </style:style>
    <style:style style:name="P83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officeooo:rsid="002f4616" officeooo:paragraph-rsid="00149cf8"/>
    </style:style>
    <style:style style:name="P84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rsid="002f4616" officeooo:paragraph-rsid="00149cf8"/>
    </style:style>
    <style:style style:name="P85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1"/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4dbb" style:font-name="Times" fo:font-size="12pt" fo:font-weight="normal" officeooo:paragraph-rsid="0011b8de" style:font-name-asian="Times1" style:font-size-asian="12pt" style:font-weight-asian="normal" style:font-name-complex="Times1" style:font-size-complex="12pt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0cm"/>
        </style:tab-stops>
      </style:paragraph-properties>
      <style:text-properties fo:color="#004dbb" style:font-name="Times" fo:font-size="12pt" fo:font-weight="normal" officeooo:rsid="0011b8de" officeooo:paragraph-rsid="0011b8de" style:font-name-asian="Times1" style:font-size-asian="12pt" style:font-weight-asian="normal" style:font-name-complex="Times1" style:font-size-complex="12pt"/>
    </style:style>
    <style:style style:name="P88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officeooo:rsid="002a8b37" officeooo:paragraph-rsid="0011b745"/>
    </style:style>
    <style:style style:name="P89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officeooo:rsid="00301439" officeooo:paragraph-rsid="00149cf8"/>
    </style:style>
    <style:style style:name="P90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ccff" officeooo:rsid="00349d02" officeooo:paragraph-rsid="00149cf8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4dbb" style:font-name="Times" fo:font-size="12pt" fo:font-weight="normal" officeooo:rsid="002a8b37" officeooo:paragraph-rsid="00149cf8" style:font-name-asian="Times1" style:font-size-asian="12pt" style:font-weight-asian="normal" style:font-name-complex="Times1" style:font-size-complex="12pt"/>
    </style:style>
    <style:style style:name="T1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font-name="Times" fo:font-size="12pt" fo:font-weight="normal" style:font-name-asian="Times1" style:font-size-asian="12pt" style:font-weight-asian="normal" style:font-name-complex="Times1" style:font-size-complex="12pt"/>
    </style:style>
    <style:style style:name="T3" style:family="text">
      <style:text-properties fo:color="#000000" style:font-name="Times" fo:font-size="12pt" fo:font-style="italic" fo:font-weight="normal" style:font-name-asian="Times1" style:font-size-asian="12pt" style:font-style-asian="italic" style:font-weight-asian="normal" style:font-name-complex="Times1" style:font-size-complex="12pt"/>
    </style:style>
    <style:style style:name="T4" style:family="text">
      <style:text-properties fo:color="#0066cc"/>
    </style:style>
    <style:style style:name="T5" style:family="text">
      <style:text-properties fo:color="#0066cc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color="#0066cc" style:font-name="Times New Roman" fo:font-size="12pt" fo:font-weight="bold" officeooo:rsid="000cdfd7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66cc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8" style:family="text">
      <style:text-properties fo:color="#0066cc" style:font-name="Times New Roman" fo:font-size="12pt" fo:font-weight="normal" officeooo:rsid="000cdfd7" style:font-name-asian="Times New Roman1" style:font-size-asian="12pt" style:font-weight-asian="normal" style:font-name-complex="Times New Roman1" style:font-size-complex="12pt"/>
    </style:style>
    <style:style style:name="T9" style:family="text">
      <style:text-properties fo:color="#0066cc"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66cc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1" style:family="text">
      <style:text-properties fo:color="#0066cc" style:font-name="Times" fo:font-size="12pt" fo:font-weight="bold" style:font-name-asian="Times1" style:font-size-asian="12pt" style:font-weight-asian="bold" style:font-name-complex="Times1" style:font-size-complex="12pt"/>
    </style:style>
    <style:style style:name="T12" style:family="text">
      <style:text-properties fo:color="#0066cc" style:font-name="Times" fo:font-size="12pt" fo:font-weight="normal" style:font-name-asian="Times1" style:font-size-asian="12pt" style:font-weight-asian="normal" style:font-name-complex="Times1" style:font-size-complex="12pt"/>
    </style:style>
    <style:style style:name="T13" style:family="text">
      <style:text-properties fo:color="#0066cc" style:font-name="Times" fo:font-size="12pt" fo:font-style="italic" fo:font-weight="normal" style:font-name-asian="Times1" style:font-size-asian="12pt" style:font-style-asian="italic" style:font-weight-asian="normal" style:font-name-complex="Times1" style:font-size-complex="12pt"/>
    </style:style>
    <style:style style:name="T14" style:family="text">
      <style:text-properties fo:color="#0066cc" style:font-name="Times" fo:font-size="12pt" fo:font-style="italic" style:font-name-asian="Times1" style:font-size-asian="12pt" style:font-style-asian="italic" style:font-name-complex="Times1" style:font-size-complex="12pt"/>
    </style:style>
    <style:style style:name="T15" style:family="text">
      <style:text-properties fo:color="#0066cc" style:font-name="Times" fo:font-size="12pt" style:font-name-asian="Times1" style:font-size-asian="12pt" style:font-name-complex="Times1" style:font-size-complex="12pt"/>
    </style:style>
    <style:style style:name="T16" style:family="text">
      <style:text-properties fo:color="#0066cc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7" style:family="text">
      <style:text-properties fo:color="#0066cc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18" style:family="text">
      <style:text-properties fo:color="#0066cc" style:font-name="Calibri" fo:font-size="11pt" fo:font-style="italic" fo:font-weight="normal" style:font-name-asian="Calibri1" style:font-size-asian="11pt" style:font-style-asian="italic" style:font-weight-asian="normal" style:font-name-complex="Calibri1" style:font-size-complex="11pt"/>
    </style:style>
    <style:style style:name="T19" style:family="text">
      <style:text-properties fo:color="#0066cc" fo:font-weight="bold" style:font-weight-asian="bold"/>
    </style:style>
    <style:style style:name="T2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1" style:family="text">
      <style:text-properties fo:color="#004dbb" style:font-name="Times" fo:font-size="12pt" fo:font-weight="bold" style:font-name-asian="Times1" style:font-size-asian="12pt" style:font-weight-asian="bold" style:font-name-complex="Times1" style:font-size-complex="12pt"/>
    </style:style>
    <style:style style:name="T22" style:family="text">
      <style:text-properties fo:color="#004dbb" style:font-name="Times" fo:font-size="12pt" fo:font-weight="bold" officeooo:rsid="0011b8de" style:font-name-asian="Times1" style:font-size-asian="12pt" style:font-weight-asian="bold" style:font-name-complex="Times1" style:font-size-complex="12pt"/>
    </style:style>
    <style:style style:name="T23" style:family="text">
      <style:text-properties fo:color="#004dbb" style:font-name="Times" fo:font-size="12pt" fo:font-weight="normal" style:font-name-asian="Times1" style:font-size-asian="12pt" style:font-weight-asian="normal" style:font-name-complex="Times1" style:font-size-complex="12pt"/>
    </style:style>
    <style:style style:name="T24" style:family="text">
      <style:text-properties fo:color="#004dbb" style:font-name="Times" fo:font-size="12pt" fo:font-weight="normal" officeooo:rsid="0011b8de" style:font-name-asian="Times1" style:font-size-asian="12pt" style:font-weight-asian="normal" style:font-name-complex="Times1" style:font-size-complex="12pt"/>
    </style:style>
    <style:style style:name="T25" style:family="text">
      <style:text-properties fo:color="#004dbb" style:font-name="Times" fo:font-size="12pt" style:font-name-asian="Times1" style:font-size-asian="12pt" style:font-name-complex="Times1" style:font-size-complex="12pt"/>
    </style:style>
    <style:style style:name="T26" style:family="text">
      <style:text-properties style:font-name="Times" fo:font-size="12pt" style:font-name-asian="Times1" style:font-size-asian="12pt" style:font-name-complex="Times1" style:font-size-complex="12pt"/>
    </style:style>
    <style:style style:name="T27" style:family="text">
      <style:text-properties fo:color="#00ccff"/>
    </style:style>
    <style:style style:name="T28" style:family="text">
      <style:text-properties fo:color="#00ccff" style:font-name="Times" fo:font-size="12pt" fo:font-weight="normal" style:font-name-asian="Times1" style:font-size-asian="12pt" style:font-weight-asian="normal" style:font-name-complex="Times1" style:font-size-complex="12pt"/>
    </style:style>
    <style:style style:name="T29" style:family="text">
      <style:text-properties officeooo:rsid="0011b745"/>
    </style:style>
    <style:style style:name="T30" style:family="text">
      <style:text-properties officeooo:rsid="0011b8de"/>
    </style:style>
    <style:style style:name="T31" style:family="text">
      <style:text-properties officeooo:rsid="00149cf8"/>
    </style:style>
    <style:style style:name="T32" style:family="text">
      <style:text-properties officeooo:rsid="00152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7">CONSULTAS JARDINERÍA</text:p>
      <text:p text:style-name="P1"/>
      <text:p text:style-name="P1"/>
      <text:p text:style-name="P8">Consultas multitabla (introducción de: select, from, inner join y where)</text:p>
      <text:p text:style-name="P48"/>
      <text:p text:style-name="P6">1) Pedidos del 2009</text:p>
      <text:p text:style-name="P2"/>
      <text:p text:style-name="P19"><text:span text:style-name="T5">select</text:span><text:span text:style-name="T7"> * </text:span><text:span text:style-name="T5">from</text:span><text:span text:style-name="T7"> pedidos </text:span><text:span text:style-name="T5">where</text:span><text:span text:style-name="T7"> fechapedido like "2009%"</text:span></text:p>
      <text:p text:style-name="P25"/>
      <text:p text:style-name="P20"><text:span text:style-name="T5">select</text:span><text:span text:style-name="T7"> * </text:span><text:span text:style-name="T5">from</text:span><text:span text:style-name="T7"> pedidos </text:span><text:span text:style-name="T5">where</text:span><text:span text:style-name="T7"> fechapedido </text:span><text:span text:style-name="T8">between </text:span><text:span text:style-name="T7">"2009-</text:span><text:span text:style-name="T8">01-01</text:span><text:span text:style-name="T7">" </text:span><text:span text:style-name="T8">and “2009-12-31”</text:span></text:p>
      <text:p text:style-name="P26"/>
      <text:p text:style-name="P20"><text:span text:style-name="T6">select</text:span><text:span text:style-name="T8"> * </text:span><text:span text:style-name="T6">from</text:span><text:span text:style-name="T8"> pedidos </text:span><text:span text:style-name="T6">where</text:span><text:span text:style-name="T8"> fechapedido &gt;= "2009-01-01" and fechapedido&lt;=“2009-12-31”</text:span></text:p>
      <text:p text:style-name="P26"/>
      <text:p text:style-name="P20"><text:span text:style-name="T6">select</text:span><text:span text:style-name="T8"> * </text:span><text:span text:style-name="T6">from</text:span><text:span text:style-name="T8"> pedidos </text:span><text:span text:style-name="T6">where</text:span><text:span text:style-name="T8"> year(fechapedido)= 2009</text:span></text:p>
      <text:p text:style-name="P2"/>
      <text:p text:style-name="P6">2) Pedidos del 2009 o del 2006</text:p>
      <text:p text:style-name="P6"/>
      <text:p text:style-name="P19"><text:span text:style-name="T5">select</text:span><text:span text:style-name="T7"> * </text:span><text:span text:style-name="T5">from</text:span><text:span text:style-name="T7"> pedidos </text:span><text:span text:style-name="T5">where</text:span><text:span text:style-name="T7"> fechapedido like "2009%" or fechapedido like "2006%"</text:span></text:p>
      <text:p text:style-name="P2"/>
      <text:p text:style-name="P6">3) Pedidos del 2009 o del 2006 del cliente de nombre “Tendo Garden”</text:p>
      <text:p text:style-name="P2"/>
      <text:p text:style-name="P19"><text:span text:style-name="T5">select</text:span><text:span text:style-name="T7"> CodigoPedido, pedidos.CodigoCliente, FechaPedido </text:span></text:p>
      <text:p text:style-name="P19"><text:span text:style-name="T5">from</text:span><text:span text:style-name="T7"> pedidos </text:span><text:span text:style-name="T5">inner join</text:span><text:span text:style-name="T7"> clientes on Pedidos.CodigoCliente=Clientes.CodigoCliente</text:span></text:p>
      <text:p text:style-name="P19"><text:span text:style-name="T5">where</text:span><text:span text:style-name="T7"> (FechaPedido like "2009%" or FechaPedido like "2006%") and NombreCliente like "Tendo Garden"</text:span></text:p>
      <text:p text:style-name="P2"/>
      <text:p text:style-name="P6">4) Pedidos de entre junio de 2006 y mayo de 2008 hechos por clientes de España.</text:p>
      <text:p text:style-name="P2"/>
      <text:p text:style-name="P19"><text:span text:style-name="T5">select</text:span><text:span text:style-name="T7"> CodigoPedido, pedidos.CodigoCliente, FechaPedido </text:span></text:p>
      <text:p text:style-name="P19"><text:span text:style-name="T5">from</text:span><text:span text:style-name="T7"> pedidos </text:span><text:span text:style-name="T5">inner join</text:span><text:span text:style-name="T7"> clientes on Pedidos.CodigoCliente=Clientes.CodigoCliente</text:span></text:p>
      <text:p text:style-name="P19"><text:span text:style-name="T5">where</text:span><text:span text:style-name="T7"> FechaPedido </text:span><text:span text:style-name="T9">&gt;=</text:span><text:span text:style-name="T7"> "2006/0</text:span><text:span text:style-name="T9">6/01”</text:span><text:span text:style-name="T7"> and <text:s/>FechaPedido </text:span><text:span text:style-name="T9">&lt;=</text:span><text:span text:style-name="T7">"2008/05/31</text:span><text:span text:style-name="T9">”</text:span><text:span text:style-name="T7"> and Pais like "España"</text:span></text:p>
      <text:p text:style-name="P2"/>
      <text:p text:style-name="P2"/>
      <text:p text:style-name="P2"/>
      <text:p text:style-name="P6">6) Oficinas que no sean de EEUU ubicadas en una ciudad que empiece por A o acabe por A</text:p>
      <text:p text:style-name="P2"/>
      <text:p text:style-name="P19"><text:span text:style-name="T5">select</text:span><text:span text:style-name="T7"> CodigoOficina</text:span></text:p>
      <text:p text:style-name="P19"><text:span text:style-name="T5">from</text:span><text:span text:style-name="T7"> Oficinas </text:span></text:p>
      <text:p text:style-name="P19"><text:span text:style-name="T5">where</text:span><text:span text:style-name="T7"> <text:s/>Pais not like "EEUU" and (Ciudad like "A%" or <text:s/>Ciudad like "%A")</text:span></text:p>
      <text:p text:style-name="P2"/>
      <text:p text:style-name="P6">7) Nombre de los productos para los que se haya pedido en algún pedido una cantidad entre 20 y 30.</text:p>
      <text:p text:style-name="P2"/>
      <text:p text:style-name="P22">select distinct Nombre</text:p>
      <text:p text:style-name="P22">from Productos p inner join DetallePedidos dp on p.CodigoProducto=dp.CodigoProducto</text:p>
      <text:p text:style-name="P22">where cantidad between 20 and 30</text:p>
      <text:p text:style-name="P22"/>
      <text:p text:style-name="P2"/>
      <text:p text:style-name="P2"/>
      <text:p text:style-name="P6">8) Precio de cada línea de detalle pedido señalando, precio unitario, cantidad, código de pedido y nombre del producto.</text:p>
      <text:p text:style-name="P2"/>
      <text:p text:style-name="P19"><text:span text:style-name="T5">select </text:span><text:span text:style-name="T9"><text:s/>CodigoPedido, nombre</text:span>,<text:span text:style-name="T7"> PrecioUnidad, Cantidad, </text:span><text:span text:style-name="T9">PrecioUnidad* Cantidad</text:span></text:p>
      <text:p text:style-name="P19"><text:soft-page-break/><text:span text:style-name="T5">from</text:span><text:span text:style-name="T7"> </text:span><text:span text:style-name="T5">Productos p inner join DetallePedidos dp on p.CodigoProducto=dp.CodigoProducto</text:span></text:p>
      <text:p text:style-name="P23"/>
      <text:p text:style-name="P2"/>
      <text:p text:style-name="P2"/>
      <text:p text:style-name="P16"><text:span text:style-name="T1">9) Pedidos que tengan algún producto de la gama “</text:span><text:span text:style-name="T20">Frutales</text:span><text:span text:style-name="T1">”</text:span></text:p>
      <text:p text:style-name="P2"/>
      <text:p text:style-name="P19"><text:span text:style-name="T5">select</text:span><text:span text:style-name="T7"> </text:span><text:span text:style-name="T9">distinct</text:span><text:span text:style-name="T7"> </text:span><text:span text:style-name="T9">Pedidos.*</text:span></text:p>
      <text:p text:style-name="P19"><text:span text:style-name="T5">from</text:span><text:span text:style-name="T7"> <text:s/>Pedidos inner join detallepedidos on </text:span><text:span text:style-name="T9">Pedidos.CodigoPedido=DetallePedido.CodigoPedido</text:span><text:span text:style-name="T7"> inner join <text:s/>productos on detallepedidos.CodigoProducto= productos.CodigoProducto</text:span></text:p>
      <text:p text:style-name="P19"><text:span text:style-name="T5">where</text:span><text:span text:style-name="T7"> Gama like "Frutales"</text:span></text:p>
      <text:p text:style-name="P24"/>
      <text:p text:style-name="P2"/>
      <text:p text:style-name="P2"/>
      <text:p text:style-name="P16"><text:span text:style-name="T1">10) Empleados que tienen algún cliente de “</text:span><text:span text:style-name="T20">España</text:span><text:span text:style-name="T1">” que hayan hecho algún pedido en el 200</text:span><text:span text:style-name="T20">8</text:span><text:span text:style-name="T1">.</text:span></text:p>
      <text:p text:style-name="P3"/>
      <text:p text:style-name="P22">select distinct e.*</text:p>
      <text:p text:style-name="P22">from Empleados e inner join Clientes c on e.CodigoEmpleado= c.CodigoEmpleadoRepVentas</text:p>
      <text:p text:style-name="P22">inner join Pedidos p on p.CodigoCliente=c.CodigoCliente</text:p>
      <text:p text:style-name="P22">where c.Pais like "España" <text:s/>and FechaPedido like "2008%"</text:p>
      <text:p text:style-name="P22"/>
      <text:p text:style-name="P22"/>
      <text:p text:style-name="P2"/>
      <text:p text:style-name="P6">11) Nombre y apellidos de cada empleado en una misma columna y lo mismo para su jefe.</text:p>
      <text:p text:style-name="P3"/>
      <text:p text:style-name="P19"><text:span text:style-name="T5">select</text:span><text:span text:style-name="T7"> <text:s/></text:span><text:span text:style-name="T10">concat</text:span><text:span text:style-name="T7">(emp.Nombre," ", emp.Apellido1," ", emp.Apellido2) </text:span><text:span text:style-name="T10">as</text:span><text:span text:style-name="T7"> NombreCompleto,</text:span></text:p>
      <text:p text:style-name="P19"><text:span text:style-name="T10">concat</text:span><text:span text:style-name="T7"> (jefe.nombre," ", jefe.Apellido1," ", <text:s/>jefe.Apellido2) </text:span><text:span text:style-name="T10">as</text:span><text:span text:style-name="T7"> NombreCompletoJ</text:span></text:p>
      <text:p text:style-name="P19"><text:span text:style-name="T5">from</text:span><text:span text:style-name="T7"> <text:s/>empleados emp </text:span><text:span text:style-name="T5">inner join</text:span><text:span text:style-name="T7"> <text:s/>Empleados jefe on emp.Codigo</text:span><text:span text:style-name="T9">Jefe</text:span><text:span text:style-name="T7">= jefe.CodigoEmpleado</text:span></text:p>
      <text:p text:style-name="P2"/>
      <text:p text:style-name="P2"/>
      <text:p text:style-name="P6">12) Empleados (nombre completo) que trabajen en la oficina 'SYD-AU' o que tengan <text:s/>el cargo de “Representante de Ventas” cuyo jefe se llame “Amy”</text:p>
      <text:p text:style-name="P2"/>
      <text:p text:style-name="P2"/>
      <text:p text:style-name="P22">select <text:s/>concat(emp.Nombre," ", emp.Apellido1), emp.Puesto, emp.CodigoOficina,jefe.Nombre</text:p>
      <text:p text:style-name="P22">from Empleados <text:s/>emp inner join <text:s/>Empleados <text:s/>jefe on emp.CodigoJefe= jefe.CodigoEmpleado</text:p>
      <text:p text:style-name="P22">where <text:s text:c="2"/>emp.CodigoOficina like "SYD-AU" <text:s/>or emp.Puesto like <text:s/>"Representante Ventas" and jefe.Nombre <text:s/>like "Amy%"</text:p>
      <text:p text:style-name="P22"/>
      <text:p text:style-name="P2"/>
      <text:p text:style-name="P2"/>
      <text:p text:style-name="P6">13) Oficinas de España que no empiecen por B que tengan clientes de en la misma ciudad o en distinto país</text:p>
      <text:p text:style-name="P3"/>
      <text:p text:style-name="P19"><text:span text:style-name="T5">select</text:span><text:span text:style-name="T7"> <text:s/>CodigoOficina</text:span></text:p>
      <text:p text:style-name="P19"><text:span text:style-name="T5">from</text:span><text:span text:style-name="T7"> Oficinas <text:s/></text:span><text:span text:style-name="T5">inner join</text:span><text:span text:style-name="T7"> clientes on (clientes.Ciudad=Oficinas.ciudad) or (clientes.pais != Oficinas.pais)</text:span></text:p>
      <text:p text:style-name="P19"><text:span text:style-name="T5">where</text:span><text:span text:style-name="T7"> Oficinas.Pais like "España" and CodigoOficina like !"B%" </text:span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1"><text:soft-page-break/>Funciones de agregado</text:p>
      <text:p text:style-name="P51">Max, Min, Count, Sum(numérico), Avg(numérico)</text:p>
      <text:p text:style-name="P49"/>
      <text:p text:style-name="P49"/>
      <text:p text:style-name="P19"><text:span text:style-name="T2">14)Número de pedidos y n</text:span><text:span text:style-name="T26">ú</text:span><text:span text:style-name="T2">mero de pedidos entregados</text:span></text:p>
      <text:p text:style-name="P3"/>
      <text:p text:style-name="P19"><text:span text:style-name="T11">select</text:span><text:span text:style-name="T12"> count(*), count(FechaEntrega)</text:span></text:p>
      <text:p text:style-name="P19"><text:span text:style-name="T11">from</text:span><text:span text:style-name="T12"> pedidos </text:span></text:p>
      <text:p text:style-name="P2"/>
      <text:p text:style-name="P9">15)Precio máximo, mínimo y medio de los productos para los que se haya realizado algún pedido en 2008</text:p>
      <text:p text:style-name="P2"/>
      <text:p text:style-name="P19"><text:span text:style-name="T11">select</text:span><text:span text:style-name="T12"> </text:span><text:span text:style-name="T13">max</text:span><text:span text:style-name="T12">(PrecioVenta), min(PrecioVenta), </text:span><text:span text:style-name="T13">avg</text:span><text:span text:style-name="T12">(PrecioVenta)</text:span></text:p>
      <text:p text:style-name="P19"><text:span text:style-name="T11">from</text:span><text:span text:style-name="T12"> detallepedidos dp </text:span><text:span text:style-name="T11">inner join</text:span><text:span text:style-name="T12"> productos pr on dp.CodigoProducto= pr.CodigoProducto</text:span></text:p>
      <text:p text:style-name="P19"><text:span text:style-name="T11">inner join</text:span><text:span text:style-name="T12"> pedidos p on p.CodigoPedido= dp.CodigoPedido</text:span></text:p>
      <text:p text:style-name="P19"><text:span text:style-name="T11">where</text:span><text:span text:style-name="T12"> FechaPedido like "2008%"</text:span></text:p>
      <text:p text:style-name="P2"/>
      <text:p text:style-name="P9">16)Fecha del primer y el último pedido.</text:p>
      <text:p text:style-name="P2"/>
      <text:p text:style-name="P19"><text:span text:style-name="T11">select</text:span><text:span text:style-name="T12"> </text:span><text:span text:style-name="T13">max</text:span><text:span text:style-name="T12">(FechaPedido), </text:span><text:span text:style-name="T13">min</text:span><text:span text:style-name="T12">(FechaPedido)</text:span></text:p>
      <text:p text:style-name="P19"><text:span text:style-name="T11">from</text:span><text:span text:style-name="T12"> pedidos</text:span></text:p>
      <text:p text:style-name="P2"/>
      <text:p text:style-name="P9">17)Número de pedidos realizados en 2006 y fecha del primer pedido en ese año.</text:p>
      <text:p text:style-name="P2"/>
      <text:p text:style-name="P19"><text:span text:style-name="T11">Select</text:span><text:span text:style-name="T12"> </text:span><text:span text:style-name="T13">count</text:span><text:span text:style-name="T12">(CodigoPedido), </text:span><text:span text:style-name="T13">min</text:span><text:span text:style-name="T12">(FechaPedido)</text:span></text:p>
      <text:p text:style-name="P19"><text:span text:style-name="T11">from</text:span><text:span text:style-name="T12"> pedidos</text:span></text:p>
      <text:p text:style-name="P19"><text:span text:style-name="T11">where</text:span><text:span text:style-name="T12"> FechaPedido like ("2006%")</text:span></text:p>
      <text:p text:style-name="P2"/>
      <text:p text:style-name="P9">18)Importe del pedido de CodigoPedido 1</text:p>
      <text:p text:style-name="P2"/>
      <text:p text:style-name="P19"><text:span text:style-name="T11">select</text:span><text:span text:style-name="T12"> </text:span><text:span text:style-name="T13">sum</text:span><text:span text:style-name="T12">(PrecioUnidad*Cantidad) <text:s/></text:span></text:p>
      <text:p text:style-name="P19"><text:span text:style-name="T11">from</text:span><text:span text:style-name="T12"> detallepedidos </text:span></text:p>
      <text:p text:style-name="P19"><text:span text:style-name="T11">where</text:span><text:span text:style-name="T12"> CodigoPedido = 1</text:span></text:p>
      <text:p text:style-name="P2"/>
      <text:p text:style-name="P9">19)Importe total de los pagos realizados por el cliente de nombre “Tendo Garden”.</text:p>
      <text:p text:style-name="P2"/>
      <text:p text:style-name="P19"><text:span text:style-name="T11">select</text:span><text:span text:style-name="T12"> </text:span><text:span text:style-name="T13">sum</text:span><text:span text:style-name="T12">(pagos.Cantidad) </text:span></text:p>
      <text:p text:style-name="P19"><text:span text:style-name="T11">from</text:span><text:span text:style-name="T12"> clientes </text:span><text:span text:style-name="T11">inner join</text:span><text:span text:style-name="T12"> pagos on clientes.CodigoCliente= pagos.CodigoCliente</text:span></text:p>
      <text:p text:style-name="P19"><text:span text:style-name="T11">where</text:span><text:span text:style-name="T12"> NombreCliente like "Tendo Garden"</text:span></text:p>
      <text:p text:style-name="P2"/>
      <text:p text:style-name="P9">20)Precio del producto más caro, del más barato y media del precio de los productos</text:p>
      <text:p text:style-name="P2"/>
      <text:p text:style-name="P19"><text:span text:style-name="T11">select</text:span><text:span text:style-name="T12"> </text:span><text:span text:style-name="T13">distinct</text:span><text:span text:style-name="T12"> </text:span><text:span text:style-name="T13">max</text:span><text:span text:style-name="T12">(PrecioVenta), </text:span><text:span text:style-name="T13">min</text:span><text:span text:style-name="T12">(PrecioVenta), </text:span><text:span text:style-name="T13">avg</text:span><text:span text:style-name="T12">(PrecioVenta)</text:span></text:p>
      <text:p text:style-name="P19"><text:span text:style-name="T11">from</text:span><text:span text:style-name="T12"> productos</text:span></text:p>
      <text:p text:style-name="P2"/>
      <text:p text:style-name="P2"/>
      <text:p text:style-name="P2"/>
      <text:p text:style-name="P9">21)Importe total del pedido de código 15</text:p>
      <text:p text:style-name="P2"/>
      <text:p text:style-name="P19"><text:span text:style-name="T11">select</text:span><text:span text:style-name="T12"> </text:span><text:span text:style-name="T13">sum</text:span><text:span text:style-name="T12">(PrecioUnidad*Cantidad) <text:s/></text:span></text:p>
      <text:p text:style-name="P19"><text:soft-page-break/><text:span text:style-name="T11">from</text:span><text:span text:style-name="T12"> detallepedidos </text:span></text:p>
      <text:p text:style-name="P19"><text:span text:style-name="T11">where</text:span><text:span text:style-name="T12"> CodigoPedido like ("15")</text:span></text:p>
      <text:p text:style-name="P2"/>
      <text:p text:style-name="P9">22)Número total de empleados</text:p>
      <text:p text:style-name="P2"/>
      <text:p text:style-name="P29">select count(*)</text:p>
      <text:p text:style-name="P19"><text:span text:style-name="T11">from</text:span><text:span text:style-name="T12"> Empleados</text:span></text:p>
      <text:p text:style-name="P2"/>
      <text:p text:style-name="P9">23)Número total de empleados que tengan jefe</text:p>
      <text:p text:style-name="P2"/>
      <text:p text:style-name="P19"><text:span text:style-name="T11">select</text:span><text:span text:style-name="T12"> </text:span><text:span text:style-name="T14">count</text:span><text:span text:style-name="T12">(</text:span><text:span text:style-name="T15">*</text:span><text:span text:style-name="T12">)</text:span></text:p>
      <text:p text:style-name="P19"><text:span text:style-name="T11">from</text:span><text:span text:style-name="T12"> Empleados</text:span></text:p>
      <text:p text:style-name="P19"><text:span text:style-name="T11">where</text:span><text:span text:style-name="T12"> CodigoJefe </text:span><text:span text:style-name="T13">is not null</text:span></text:p>
      <text:p text:style-name="P27"/>
      <text:p text:style-name="P34"><text:span text:style-name="T11">select</text:span><text:span text:style-name="T15"> </text:span><text:span text:style-name="T14">count</text:span><text:span text:style-name="T15">(CodigoJefe)</text:span></text:p>
      <text:p text:style-name="P34"><text:span text:style-name="T11">from</text:span><text:span text:style-name="T15"> Empleados</text:span></text:p>
      <text:p text:style-name="P28"/>
      <text:p text:style-name="P27"/>
      <text:p text:style-name="P2"/>
      <text:p text:style-name="P19"><text:span text:style-name="T3">25)</text:span><text:span text:style-name="T2">Número de pedidos del 2007.</text:span></text:p>
      <text:p text:style-name="P2"/>
      <text:p text:style-name="P19"><text:span text:style-name="T11">select</text:span><text:span text:style-name="T12"> </text:span><text:span text:style-name="T13">count</text:span><text:span text:style-name="T12">(CodigoPedido)</text:span></text:p>
      <text:p text:style-name="P19"><text:span text:style-name="T11">from</text:span><text:span text:style-name="T12"> pedidos</text:span></text:p>
      <text:p text:style-name="P19"><text:span text:style-name="T11">where</text:span><text:span text:style-name="T12"> FechaPedido like "2007%"</text:span></text:p>
      <text:p text:style-name="P2"/>
      <text:p text:style-name="P9">26) Número medio de días que tarda en servirse un pedido ( de aquellos que se han servido) </text:p>
      <text:p text:style-name="P2"/>
      <text:p text:style-name="P19"><text:span text:style-name="T11">select</text:span><text:span text:style-name="T12"> </text:span><text:span text:style-name="T13">avg</text:span><text:span text:style-name="T12">(</text:span><text:span text:style-name="T11">datediff</text:span><text:span text:style-name="T12">(FechaEntrega,FechaPedido))</text:span></text:p>
      <text:p text:style-name="P19"><text:span text:style-name="T11">from</text:span><text:span text:style-name="T12"> pedidos</text:span></text:p>
      <text:p text:style-name="P19"><text:span text:style-name="T11">where</text:span><text:span text:style-name="T12"> fechaentrega </text:span><text:span text:style-name="T13">is not null </text:span></text:p>
      <text:p text:style-name="P2"/>
      <text:p text:style-name="P2"/>
      <text:p text:style-name="P51">GROUP BY</text:p>
      <text:p text:style-name="P2"/>
      <text:p text:style-name="P9">27)Número de pedidos que ha hecho cada cliente (sólo CódigoCliente)</text:p>
      <text:p text:style-name="P2"/>
      <text:p text:style-name="P19"><text:span text:style-name="T11">select</text:span><text:span text:style-name="T12"> CodigoCliente, </text:span><text:span text:style-name="T13">count</text:span><text:span text:style-name="T12">(CodigoPedido)</text:span></text:p>
      <text:p text:style-name="P19"><text:span text:style-name="T11">from</text:span><text:span text:style-name="T12"> pedidos</text:span></text:p>
      <text:p text:style-name="P19"><text:span text:style-name="T11">group by</text:span><text:span text:style-name="T12"> CodigoCliente</text:span></text:p>
      <text:p text:style-name="P2"/>
      <text:p text:style-name="P9">28)Número de pedidos que han hecho los clientes de España o Spain</text:p>
      <text:p text:style-name="P2"/>
      <text:p text:style-name="P19"><text:span text:style-name="T11">select</text:span><text:span text:style-name="T12"> <text:s/>NombreCliente, </text:span><text:span text:style-name="T13">count</text:span><text:span text:style-name="T12">(</text:span><text:span text:style-name="T15">*</text:span><text:span text:style-name="T12">)</text:span></text:p>
      <text:p text:style-name="P19"><text:span text:style-name="T11">from</text:span><text:span text:style-name="T12"> pedidos </text:span><text:span text:style-name="T11"><text:s/>inner join </text:span><text:span text:style-name="T12">clientes on pedidos.CodigoCliente= clientes.CodigoCliente</text:span></text:p>
      <text:p text:style-name="P19"><text:span text:style-name="T11">where</text:span><text:span text:style-name="T12"> pais like "Spain" or pais like "España"</text:span></text:p>
      <text:p text:style-name="P19"><text:span text:style-name="T11">group by</text:span><text:span text:style-name="T12"> Clientes.CodigoClientes ,NombreCliente</text:span></text:p>
      <text:p text:style-name="P2"/>
      <text:p text:style-name="P2"/>
      <text:p text:style-name="P9">29)Número de pedidos que ha hecho cada cliente viendo el nombre y la dirección del cliente</text:p>
      <text:p text:style-name="P2"/>
      <text:p text:style-name="P19"><text:soft-page-break/><text:span text:style-name="T11">select</text:span><text:span text:style-name="T12"> <text:s/></text:span><text:span text:style-name="T13">count</text:span><text:span text:style-name="T12">(CodigoPedido), clientes.NombreCliente, clientes.LineaDireccion1</text:span></text:p>
      <text:p text:style-name="P19"><text:span text:style-name="T11">from</text:span><text:span text:style-name="T12"> pedidos </text:span><text:span text:style-name="T11">inner join</text:span><text:span text:style-name="T12"> clientes on pedidos.CodigoCliente= clientes.CodigoCliente</text:span></text:p>
      <text:p text:style-name="P19"><text:span text:style-name="T11">group by</text:span><text:span text:style-name="T12"> NombreCliente, LineaDireccion1,clientes.CodigoCliente</text:span></text:p>
      <text:p text:style-name="P2"/>
      <text:p text:style-name="P9">30)Por cada categoría, precio máximo, mínimo y medio de sus productos</text:p>
      <text:p text:style-name="P2"/>
      <text:p text:style-name="P2"/>
      <text:p text:style-name="P19"><text:span text:style-name="T11">select</text:span><text:span text:style-name="T12"> <text:s/>gama, </text:span><text:span text:style-name="T13">max</text:span><text:span text:style-name="T12">(PrecioVenta), </text:span><text:span text:style-name="T13">min</text:span><text:span text:style-name="T12">(PrecioVenta), </text:span><text:span text:style-name="T13">avg</text:span><text:span text:style-name="T12">(PrecioVenta)</text:span></text:p>
      <text:p text:style-name="P19"><text:span text:style-name="T11">from</text:span><text:span text:style-name="T12"> productos</text:span></text:p>
      <text:p text:style-name="P19"><text:span text:style-name="T11">group by </text:span><text:span text:style-name="T12">Gama</text:span></text:p>
      <text:p text:style-name="P2"/>
      <text:p text:style-name="P9">31)Fecha del primer pedido de cada cliente</text:p>
      <text:p text:style-name="P2"/>
      <text:p text:style-name="P19"><text:span text:style-name="T11">select</text:span><text:span text:style-name="T12"> <text:s/></text:span><text:span text:style-name="T13">min</text:span><text:span text:style-name="T12">(FechaPedido), CodigoCliente</text:span></text:p>
      <text:p text:style-name="P19"><text:span text:style-name="T11">from </text:span><text:span text:style-name="T12">Pedidos</text:span></text:p>
      <text:p text:style-name="P19"><text:span text:style-name="T11">group by</text:span><text:span text:style-name="T12"> <text:s/>CodigoCliente</text:span></text:p>
      <text:p text:style-name="P2"/>
      <text:p text:style-name="P9">32)Importe total de cada pedido</text:p>
      <text:p text:style-name="P2"/>
      <text:p text:style-name="P2"/>
      <text:p text:style-name="P19"><text:span text:style-name="T11">select</text:span><text:span text:style-name="T12"> <text:s/></text:span><text:span text:style-name="T14">sum</text:span><text:span text:style-name="T12">(cantidad*PrecioUnidad), CodigoPedido</text:span></text:p>
      <text:p text:style-name="P19"><text:span text:style-name="T11">from</text:span><text:span text:style-name="T12"> detallepedidos</text:span></text:p>
      <text:p text:style-name="P19"><text:span text:style-name="T11">group by</text:span><text:span text:style-name="T12"> <text:s/>CodigoPedido</text:span></text:p>
      <text:p text:style-name="P2"/>
      <text:p text:style-name="P9">33)Nombre completo del empleado y número de clientes que tiene a su cargo.</text:p>
      <text:p text:style-name="P2"/>
      <text:p text:style-name="P19"><text:span text:style-name="T11">select</text:span><text:span text:style-name="T12"> <text:s/></text:span><text:span text:style-name="T13">concat</text:span><text:span text:style-name="T12">(empleados.Nombre , empleados.Apellido1, empleados.Apellido2) nombreCompleto, </text:span><text:span text:style-name="T13">count</text:span><text:span text:style-name="T12">(CodigoCliente)</text:span></text:p>
      <text:p text:style-name="P19"><text:span text:style-name="T11">from</text:span><text:span text:style-name="T12"> empleados <text:s/></text:span><text:span text:style-name="T11"><text:s/>inner join</text:span><text:span text:style-name="T12"> clientes on empleados.CodigoEmpleado=clientes.CodigoEmpleadoRepVentas</text:span></text:p>
      <text:p text:style-name="P19"><text:span text:style-name="T11">group by</text:span><text:span text:style-name="T12"> </text:span><text:span text:style-name="T14">concat</text:span><text:span text:style-name="T15">(empleados.Nombre , empleados.Apellido1, empleados.Apellido2), CodigoEmpleado</text:span></text:p>
      <text:p text:style-name="P2"/>
      <text:p text:style-name="P9">34)Nombre y dirección de cada oficina y número de empleados que tiene de las oficinas que no sean de España o Spain.</text:p>
      <text:p text:style-name="P2"/>
      <text:p text:style-name="P19"><text:span text:style-name="T11">select</text:span><text:span text:style-name="T12"> <text:s/>oficinas.CodigoOficina, oficinas.LineaDireccion1, </text:span><text:span text:style-name="T13">count</text:span><text:span text:style-name="T12">(</text:span><text:span text:style-name="T15">*</text:span><text:span text:style-name="T12">)</text:span></text:p>
      <text:p text:style-name="P19"><text:span text:style-name="T11">from</text:span><text:span text:style-name="T12"> empleados <text:s/></text:span><text:span text:style-name="T11"><text:s/>inner join</text:span><text:span text:style-name="T12"> oficinas on empleados.CodigoOficina= oficinas.CodigoOficina</text:span></text:p>
      <text:p text:style-name="P19"><text:span text:style-name="T11">where</text:span><text:span text:style-name="T12"> Pais not like "Spain" and Pais not like "España"</text:span></text:p>
      <text:p text:style-name="P19"><text:span text:style-name="T11">group by oficinas.</text:span><text:span text:style-name="T12">CodigoOficina, LineaDireccion1</text:span></text:p>
      <text:p text:style-name="P2"/>
      <text:p text:style-name="P2"/>
      <text:p text:style-name="P9">35)Importe total de los pagos efectuados por cada cliente en cada año.</text:p>
      <text:p text:style-name="P2"/>
      <text:p text:style-name="P19"><text:span text:style-name="T11">select</text:span><text:span text:style-name="T12"> <text:s/>clientes.CodigoCliente, NombreCliente,y</text:span><text:span text:style-name="T15">ear(</text:span><text:span text:style-name="T12">FechaPago), </text:span><text:span text:style-name="T13">sum</text:span><text:span text:style-name="T12">(Cantidad)</text:span></text:p>
      <text:p text:style-name="P19"><text:span text:style-name="T11">from</text:span><text:span text:style-name="T12"> pagos </text:span><text:span text:style-name="T11">inner join</text:span><text:span text:style-name="T12"> clientes on clientes.CodigoCliente= pagos.CodigoCliente</text:span></text:p>
      <text:p text:style-name="P19"><text:span text:style-name="T11">group by </text:span><text:span text:style-name="T15">clientes.CodigoCliente, NombreCliente,year(FechaPago)</text:span></text:p>
      <text:p text:style-name="P2"/>
      <text:p text:style-name="P9">36)Nombre del jefe y número de empleados que tiene a su cargo</text:p>
      <text:p text:style-name="P2"/>
      <text:p text:style-name="P19"><text:soft-page-break/><text:span text:style-name="T11">select</text:span><text:span text:style-name="T12"> </text:span><text:span text:style-name="T15">pl.CodigoEmpleado, concat(p1.nombre,” “,p1.apellido1)</text:span><text:span text:style-name="T12">, </text:span><text:span text:style-name="T13">count</text:span><text:span text:style-name="T12">(</text:span><text:span text:style-name="T15">*</text:span><text:span text:style-name="T12">)</text:span></text:p>
      <text:p text:style-name="P19"><text:span text:style-name="T11">from</text:span><text:span text:style-name="T12"> empleados em </text:span><text:span text:style-name="T11">inner join</text:span><text:span text:style-name="T12"> empleados pl on em.Codigo</text:span><text:span text:style-name="T15">Jefe</text:span><text:span text:style-name="T12">=pl.Codigo</text:span><text:span text:style-name="T15">Empleado</text:span></text:p>
      <text:p text:style-name="P19"><text:span text:style-name="T11">group by</text:span><text:span text:style-name="T12"> pl.CodigoEmpleado</text:span><text:span text:style-name="T15">, concat(p1.nombre,” “,p1.apellido1)</text:span></text:p>
      <text:p text:style-name="P2"/>
      <text:p text:style-name="P9">37)Importe total de lo pedido cada año</text:p>
      <text:p text:style-name="P53"/>
      <text:p text:style-name="P21"><text:span text:style-name="T11">select</text:span><text:span text:style-name="T12"> </text:span><text:span text:style-name="T13">sum</text:span><text:span text:style-name="T12">(PrecioUnidad*Cantidad), </text:span><text:span text:style-name="T13">year</text:span><text:span text:style-name="T12">(FechaPedido)</text:span></text:p>
      <text:p text:style-name="P21"><text:span text:style-name="T11">from</text:span><text:span text:style-name="T12"> detallepedidos </text:span><text:span text:style-name="T11">inner join</text:span><text:span text:style-name="T12"> pedidos on detallepedidos.CodigoPedido= pedidos.CodigoPedido</text:span></text:p>
      <text:p text:style-name="P21"><text:span text:style-name="T11">group by </text:span><text:span text:style-name="T13">year</text:span><text:span text:style-name="T12">(FechaPedido)</text:span></text:p>
      <text:p text:style-name="P5"/>
      <text:p text:style-name="P21"><text:span text:style-name="T2">38)N</text:span><text:span text:style-name="T26">ú</text:span><text:span text:style-name="T2">mero de pedidos realizados por cada país ( por los clientes de un país).</text:span></text:p>
      <text:p text:style-name="P53"/>
      <text:p text:style-name="P21"><text:span text:style-name="T11">select</text:span><text:span text:style-name="T12"> </text:span><text:span text:style-name="T13">count</text:span><text:span text:style-name="T12">(CodigoPedido), Pais</text:span></text:p>
      <text:p text:style-name="P21"><text:span text:style-name="T11">from</text:span><text:span text:style-name="T12"> pedidos </text:span><text:span text:style-name="T11">inner join</text:span><text:span text:style-name="T12"> clientes on pedidos.CodigoCliente=clientes.CodigoCliente</text:span></text:p>
      <text:p text:style-name="P21"><text:span text:style-name="T11">group by</text:span><text:span text:style-name="T12"> Pais</text:span></text:p>
      <text:p text:style-name="P5"/>
      <text:p text:style-name="P21"><text:span text:style-name="T2">39)N</text:span><text:span text:style-name="T26">ú</text:span><text:span text:style-name="T2">mero de los pedidos realizados por cada país en cada año</text:span></text:p>
      <text:p text:style-name="P53"/>
      <text:p text:style-name="P21"><text:span text:style-name="T11">select</text:span><text:span text:style-name="T12"> </text:span><text:span text:style-name="T13">count</text:span><text:span text:style-name="T12">(CodigoPedido), Pais, </text:span><text:span text:style-name="T13">year</text:span><text:span text:style-name="T12">(FechaPedido)</text:span></text:p>
      <text:p text:style-name="P21"><text:span text:style-name="T11">from</text:span><text:span text:style-name="T12"> pedidos </text:span><text:span text:style-name="T11">inner join</text:span><text:span text:style-name="T12"> clientes on pedidos.CodigoCliente=clientes.CodigoCliente</text:span></text:p>
      <text:p text:style-name="P21"><text:span text:style-name="T11">group by </text:span><text:span text:style-name="T15">Pais, </text:span><text:span text:style-name="T14">year</text:span><text:span text:style-name="T15">(FechaPedido)</text:span></text:p>
      <text:p text:style-name="P53"/>
      <text:p text:style-name="P2"/>
      <text:p text:style-name="P49"/>
      <text:p text:style-name="P52">HAVING</text:p>
      <text:p text:style-name="P2"/>
      <text:p text:style-name="P9">40)Número de pedidos que ha hecho cada cliente viendo el nombre y la dirección del cliente, de los clientes que han hecho más de 3 pedidos.</text:p>
      <text:p text:style-name="P2"/>
      <text:p text:style-name="P19"><text:span text:style-name="T11">select</text:span><text:span text:style-name="T12"> </text:span><text:span text:style-name="T13">count</text:span><text:span text:style-name="T12">(</text:span><text:span text:style-name="T15">*</text:span><text:span text:style-name="T12">), clientes.NombreCliente, clientes.LineaDireccion1</text:span></text:p>
      <text:p text:style-name="P19"><text:span text:style-name="T11">from</text:span><text:span text:style-name="T12"> pedidos </text:span><text:span text:style-name="T11">inner join </text:span><text:span text:style-name="T12">clientes on clientes.CodigoCliente= pedidos.CodigoCliente</text:span></text:p>
      <text:p text:style-name="P19"><text:span text:style-name="T11">group by </text:span><text:span text:style-name="T15">clientes.CodigoCliente,clientes.NombreCliente, clientes.LineaDireccion1</text:span></text:p>
      <text:p text:style-name="P19"><text:span text:style-name="T11">having</text:span><text:span text:style-name="T12"> </text:span><text:span text:style-name="T13">count</text:span><text:span text:style-name="T12">(</text:span><text:span text:style-name="T15">*</text:span><text:span text:style-name="T12">) &gt;3</text:span></text:p>
      <text:p text:style-name="P2"/>
      <text:p text:style-name="P9">41)Por cada categoría(gama), precio máximo, mínimo y medio de sus productos. De las categorías con menos de 10 productos</text:p>
      <text:p text:style-name="P2"/>
      <text:p text:style-name="P2"/>
      <text:p text:style-name="P19"><text:span text:style-name="T16">select</text:span><text:span text:style-name="T17"> gama, </text:span><text:span text:style-name="T18">min</text:span><text:span text:style-name="T17">(precioventa), </text:span><text:span text:style-name="T18">max</text:span><text:span text:style-name="T17">(precioventa), </text:span><text:span text:style-name="T18">avg</text:span><text:span text:style-name="T17">(precioventa), </text:span><text:span text:style-name="T18">count</text:span><text:span text:style-name="T17">(*)</text:span></text:p>
      <text:p text:style-name="P19"><text:span text:style-name="T16">from</text:span><text:span text:style-name="T17"> productos</text:span></text:p>
      <text:p text:style-name="P19"><text:span text:style-name="T16">group by</text:span><text:span text:style-name="T17"> gama</text:span></text:p>
      <text:p text:style-name="P19"><text:span text:style-name="T16">having</text:span><text:span text:style-name="T17"> </text:span><text:span text:style-name="T18">count</text:span><text:span text:style-name="T17">(*)&lt;10</text:span></text:p>
      <text:p text:style-name="P2"/>
      <text:p text:style-name="P2"/>
      <text:p text:style-name="P9">42)Nombre completo del empleado y número de clientes que tiene a su cargo de los empleados que trabajen en oficinas de Madrid o Barcelona y tengan al menos tres clientes</text:p>
      <text:p text:style-name="P5"/>
      <text:p text:style-name="P5"/>
      <text:p text:style-name="P21"><text:span text:style-name="T11">select</text:span><text:span text:style-name="T12"> </text:span><text:span text:style-name="T13">concat</text:span><text:span text:style-name="T12">(Nombre, " ", Apellido1) NombreCompleto, </text:span><text:span text:style-name="T13">count</text:span><text:span text:style-name="T12">(</text:span><text:span text:style-name="T15">*</text:span><text:span text:style-name="T12">) </text:span><text:span text:style-name="T15">“nº de clientes”</text:span></text:p>
      <text:p text:style-name="P21"><text:span text:style-name="T11">from</text:span><text:span text:style-name="T12"> empleados </text:span><text:span text:style-name="T11">inner join</text:span><text:span text:style-name="T12"> clientes on empleados.CodigoEmpleado = </text:span><text:soft-page-break/><text:span text:style-name="T12">clientes.CodigoEmpleadoRepVentas </text:span></text:p>
      <text:p text:style-name="P21"><text:span text:style-name="T11">inner join</text:span><text:span text:style-name="T12"> oficinas on empleados.CodigoOficina = oficinas.codigoOficina</text:span></text:p>
      <text:p text:style-name="P21"><text:span text:style-name="T11">where</text:span><text:span text:style-name="T12"> oficinas.ciudad like "Madrid" or </text:span><text:span text:style-name="T15">oficinas.ciudad like</text:span><text:span text:style-name="T12">"Barcelona"</text:span></text:p>
      <text:p text:style-name="P21"><text:span text:style-name="T11">group by</text:span><text:span text:style-name="T12"> CodigoEmpleado,</text:span><text:span text:style-name="T14">concat</text:span><text:span text:style-name="T15">(Nombre, " ", Apellido1) </text:span></text:p>
      <text:p text:style-name="P21"><text:span text:style-name="T11">having</text:span><text:span text:style-name="T12"> </text:span><text:span text:style-name="T13">count</text:span><text:span text:style-name="T12">(</text:span><text:span text:style-name="T15">*</text:span><text:span text:style-name="T12">)&gt;2</text:span></text:p>
      <text:p text:style-name="P5"/>
      <text:p text:style-name="P10">43)Nombre y dirección de cada oficina y número de empleados que tiene de las oficinas que no sean de España o Spain y tengan menos de 10 empleados</text:p>
      <text:p text:style-name="P2"/>
      <text:p text:style-name="P19"><text:span text:style-name="T16">select</text:span><text:span text:style-name="T17"> <text:s/>oficinas.CodigoOficina, LineaDireccion1, count</text:span><text:span text:style-name="T4">(*</text:span><text:span text:style-name="T17">)</text:span></text:p>
      <text:p text:style-name="P19"><text:span text:style-name="T16">from</text:span><text:span text:style-name="T17"> empleados <text:s text:c="2"/></text:span><text:span text:style-name="T16">inner join</text:span><text:span text:style-name="T17"> oficinas on empleados.CodigoOficina= oficinas.CodigoOficina</text:span></text:p>
      <text:p text:style-name="P19"><text:span text:style-name="T16">where</text:span><text:span text:style-name="T17"> Pais not like "Spain" and Pais not like "España"</text:span></text:p>
      <text:p text:style-name="P19"><text:span text:style-name="T16">group by</text:span><text:span text:style-name="T17"> oficinas.CodigoOficina, LineaDireccion1</text:span></text:p>
      <text:p text:style-name="P19"><text:span text:style-name="T16">having</text:span><text:span text:style-name="T17"> </text:span><text:span text:style-name="T18">count</text:span><text:span text:style-name="T17">(CodigoEmpleado)&lt;10</text:span></text:p>
      <text:p text:style-name="P2"/>
      <text:p text:style-name="P9">44)Importe total de los pagos efectuados por cada cliente en cada año a partir del año 2007</text:p>
      <text:p text:style-name="P5"/>
      <text:p text:style-name="P21"><text:span text:style-name="T11">select</text:span><text:span text:style-name="T12"> </text:span><text:span text:style-name="T13">sum</text:span><text:span text:style-name="T12">(Cantidad), CodigoCliente, </text:span><text:span text:style-name="T13">year</text:span><text:span text:style-name="T12">(FechaPago)</text:span></text:p>
      <text:p text:style-name="P21"><text:span text:style-name="T11">from</text:span><text:span text:style-name="T12"> Pagos</text:span></text:p>
      <text:p text:style-name="P21"><text:span text:style-name="T11">group by </text:span><text:span text:style-name="T12">CodigoCliente, year(FechaPago)</text:span></text:p>
      <text:p text:style-name="P21"><text:span text:style-name="T11">having</text:span><text:span text:style-name="T12"> </text:span><text:span text:style-name="T13">year</text:span><text:span text:style-name="T12">(FechaPago)&gt;=2007</text:span></text:p>
      <text:p text:style-name="P21">(la restricción también podría haberse hecho en el WHERE)</text:p>
      <text:p text:style-name="P21"/>
      <text:p text:style-name="P21"><text:span text:style-name="T2">45)Paises en donde hay m</text:span><text:span text:style-name="T26">á</text:span><text:span text:style-name="T2">s de cinco clientes</text:span></text:p>
      <text:p text:style-name="P5"/>
      <text:p text:style-name="P21"><text:span text:style-name="T11">select</text:span><text:span text:style-name="T12"> clientes.Pais</text:span></text:p>
      <text:p text:style-name="P21"><text:span text:style-name="T11">from</text:span><text:span text:style-name="T12"> clientes</text:span></text:p>
      <text:p text:style-name="P31">group by Pais</text:p>
      <text:p text:style-name="P21"><text:span text:style-name="T11">having</text:span><text:span text:style-name="T12"> </text:span><text:span text:style-name="T13">count</text:span><text:span text:style-name="T12">(</text:span><text:span text:style-name="T15">*</text:span><text:span text:style-name="T12">)&gt;5</text:span></text:p>
      <text:p text:style-name="P5"/>
      <text:p text:style-name="P21"><text:span text:style-name="T2">46)Gamas con algún producto que valga m</text:span><text:span text:style-name="T26">á</text:span><text:span text:style-name="T2">s de 10 €. </text:span></text:p>
      <text:p text:style-name="P2"/>
      <text:p text:style-name="P19"><text:span text:style-name="T16">select</text:span><text:span text:style-name="T17"> gama</text:span></text:p>
      <text:p text:style-name="P19"><text:span text:style-name="T16">from</text:span><text:span text:style-name="T17"> productos</text:span></text:p>
      <text:p text:style-name="P33">group by gama</text:p>
      <text:p text:style-name="P19"><text:span text:style-name="T16">having ma</text:span><text:span text:style-name="T19">x</text:span><text:span text:style-name="T17">(PrecioVenta)&gt;10</text:span></text:p>
      <text:p text:style-name="P2"/>
      <text:p text:style-name="P9">47)Fecha del primer pedido de cada cliente que haya hecho algún pedido en el 2008 o después (Mejor con having porque se evita la subconsulta)</text:p>
      <text:p text:style-name="P2"/>
      <text:p text:style-name="P19"><text:span text:style-name="T11">select</text:span><text:span text:style-name="T12"> </text:span><text:span text:style-name="T13">min</text:span><text:span text:style-name="T12">(FechaPedido), NombreCliente, </text:span><text:span text:style-name="T13">max</text:span><text:span text:style-name="T12">(FechaPedido)</text:span></text:p>
      <text:p text:style-name="P19"><text:span text:style-name="T11">from</text:span><text:span text:style-name="T12"> pedidos </text:span><text:span text:style-name="T11">inner join </text:span><text:span text:style-name="T12">clientes on pedidos.CodigoCliente = clientes.CodigoCliente</text:span></text:p>
      <text:p text:style-name="P19"><text:span text:style-name="T11">group by</text:span><text:span text:style-name="T12"> clientes.CodigoCliente, NombreCliente</text:span></text:p>
      <text:p text:style-name="P19"><text:span text:style-name="T11">having</text:span><text:span text:style-name="T12"> </text:span><text:span text:style-name="T13">max</text:span><text:span text:style-name="T12">(year(FechaPedido))&gt;=2008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0">SUBCONSULTAS</text:p>
      <text:p text:style-name="P2"/>
      <text:p text:style-name="P9">48)Fecha del primer pedido de cada cliente que haya hecho algún pedido en el 2008 </text:p>
      <text:p text:style-name="P3"/>
      <text:p text:style-name="P16"><text:span text:style-name="T11">select</text:span><text:span text:style-name="T12"> </text:span><text:span text:style-name="T13">min</text:span><text:span text:style-name="T12">(FechaPedido), NombreCliente, </text:span><text:span text:style-name="T13">max</text:span><text:span text:style-name="T12">(FechaPedido)</text:span></text:p>
      <text:p text:style-name="P16"><text:span text:style-name="T11">from</text:span><text:span text:style-name="T12"> pedidos </text:span><text:span text:style-name="T11">inner join</text:span><text:span text:style-name="T12"> clientes on pedidos.CodigoCliente = clientes.CodigoCliente</text:span></text:p>
      <text:p text:style-name="P16"><text:span text:style-name="T11">where</text:span><text:span text:style-name="T12"> pedidos.CodigoCliente </text:span><text:span text:style-name="T11">in</text:span><text:span text:style-name="T12"> (</text:span><text:span text:style-name="T11">select</text:span><text:span text:style-name="T12"> CodigoCliente </text:span><text:span text:style-name="T11">from</text:span><text:span text:style-name="T12"> pedidos </text:span></text:p>
      <text:p text:style-name="P54"><text:span text:style-name="T11">where</text:span><text:span text:style-name="T12"> </text:span><text:span text:style-name="T13">year</text:span><text:span text:style-name="T12">(fechapedido)&gt;=2008)</text:span></text:p>
      <text:p text:style-name="P16"><text:span text:style-name="T11">group by </text:span><text:span text:style-name="T12">clientes.CodigoCliente, NombreCliente</text:span></text:p>
      <text:p text:style-name="P30"/>
      <text:p text:style-name="P16"/>
      <text:p text:style-name="P35">select min(FechaPedido), NombreCliente, max(FechaPedido),count(*)</text:p>
      <text:p text:style-name="P35">from Pedidos p inner join Clientes on p.CodigoCliente = Clientes.CodigoCliente</text:p>
      <text:p text:style-name="P35">where exists(select * from Pedidos pp</text:p>
      <text:p text:style-name="P35"><text:tab/><text:tab/><text:tab/>where pp.FechaPedido like "2008%" and p.CodigoCliente=pp.CodigoCliente)</text:p>
      <text:p text:style-name="P35">group by Clientes.CodigoCliente, NombreCliente</text:p>
      <text:p text:style-name="P35"/>
      <text:p text:style-name="P35"/>
      <text:p text:style-name="P2"/>
      <text:p text:style-name="P9">49)Pedidos que se realizaron en la fecha en que se realizó algún pago</text:p>
      <text:p text:style-name="P3"/>
      <text:p text:style-name="P16"><text:span text:style-name="T11">select</text:span><text:span text:style-name="T12"> *</text:span></text:p>
      <text:p text:style-name="P16"><text:span text:style-name="T11">from</text:span><text:span text:style-name="T12"> pedidos</text:span></text:p>
      <text:p text:style-name="P16"><text:span text:style-name="T11">where</text:span><text:span text:style-name="T12"> FechaPedido </text:span><text:span text:style-name="T11">in</text:span><text:span text:style-name="T12">(</text:span><text:span text:style-name="T11">select</text:span><text:span text:style-name="T12"> fechapago </text:span><text:span text:style-name="T11">from</text:span><text:span text:style-name="T12"> pagos)</text:span></text:p>
      <text:p text:style-name="P16"/>
      <text:p text:style-name="P32">NB: Sería equivalente a IN poner =ANY</text:p>
      <text:p text:style-name="P16"/>
      <text:p text:style-name="P32">select *</text:p>
      <text:p text:style-name="P32">from Pedidos</text:p>
      <text:p text:style-name="P32">where exists(select * from Pagos</text:p>
      <text:p text:style-name="P32"><text:tab/>where FechaPedido=FechaPago)</text:p>
      <text:p text:style-name="P16"/>
      <text:p text:style-name="P32"/>
      <text:p text:style-name="P3"/>
      <text:p text:style-name="P11">50)Selecciona oficinas situadas en ciudades donde no está ubicado ningún cliente.</text:p>
      <text:p text:style-name="P3"/>
      <text:p text:style-name="P16"><text:span text:style-name="T11">select</text:span><text:span text:style-name="T12"> *</text:span></text:p>
      <text:p text:style-name="P16"><text:span text:style-name="T11">from</text:span><text:span text:style-name="T12"> Oficinas </text:span></text:p>
      <text:p text:style-name="P16"><text:span text:style-name="T11">where</text:span><text:span text:style-name="T12"> Oficinas.Ciudad </text:span><text:span text:style-name="T11">not in</text:span><text:span text:style-name="T12">(</text:span><text:span text:style-name="T11">select</text:span><text:span text:style-name="T12"> Clientes.Ciudad </text:span><text:span text:style-name="T11">from</text:span><text:span text:style-name="T12"> clientes)</text:span></text:p>
      <text:p text:style-name="P16"/>
      <text:p text:style-name="P32">NB: Sería equivalente a NOT IN poner &lt;&gt;ALL</text:p>
      <text:p text:style-name="P32"/>
      <text:p text:style-name="P16"><text:span text:style-name="T11">select</text:span><text:span text:style-name="T12"> *</text:span></text:p>
      <text:p text:style-name="P16"><text:span text:style-name="T11">from</text:span><text:span text:style-name="T12"> Oficinas </text:span></text:p>
      <text:p text:style-name="P16"><text:span text:style-name="T11">where</text:span><text:span text:style-name="T12"> NOT EXISTS (</text:span><text:span text:style-name="T11">select</text:span><text:span text:style-name="T12"> * </text:span><text:span text:style-name="T11">from</text:span><text:span text:style-name="T12"> clientes</text:span></text:p>
      <text:p text:style-name="P32"><text:tab/><text:tab/>where Clientes.Ciudad=Oficinas.Ciudad)</text:p>
      <text:p text:style-name="P32"><text:soft-page-break/></text:p>
      <text:p text:style-name="P3"/>
      <text:p text:style-name="P3"/>
      <text:p text:style-name="P11">51)Nombre y precio del producto más caro</text:p>
      <text:p text:style-name="P3"/>
      <text:p text:style-name="P16"><text:span text:style-name="T11">select</text:span><text:span text:style-name="T12"> Nombre, CodigoProducto, PrecioVenta</text:span></text:p>
      <text:p text:style-name="P16"><text:span text:style-name="T11">from</text:span><text:span text:style-name="T12"> productos</text:span></text:p>
      <text:p text:style-name="P16"><text:span text:style-name="T11">where</text:span><text:span text:style-name="T12"> PrecioVenta </text:span><text:span text:style-name="T11">&gt;=all</text:span><text:span text:style-name="T12">(</text:span><text:span text:style-name="T11">select</text:span><text:span text:style-name="T12"> PrecioVenta </text:span><text:span text:style-name="T11">from</text:span><text:span text:style-name="T12"> productos </text:span><text:span text:style-name="T11">where</text:span><text:span text:style-name="T12"> PrecioVenta </text:span><text:span text:style-name="T11">is not null</text:span><text:span text:style-name="T12">)</text:span></text:p>
      <text:p text:style-name="P3"/>
      <text:p text:style-name="P16"><text:span text:style-name="T11">select</text:span><text:span text:style-name="T12"> Nombre, CodigoProducto, PrecioVenta</text:span></text:p>
      <text:p text:style-name="P16"><text:span text:style-name="T11">from</text:span><text:span text:style-name="T12"> productos</text:span></text:p>
      <text:p text:style-name="P16"><text:span text:style-name="T11">where</text:span><text:span text:style-name="T12"> PrecioVenta </text:span><text:span text:style-name="T11">=</text:span><text:span text:style-name="T12">(</text:span><text:span text:style-name="T11">select</text:span><text:span text:style-name="T12"> </text:span><text:span text:style-name="T13">max</text:span><text:span text:style-name="T12">(PrecioVenta) </text:span><text:span text:style-name="T11">from</text:span><text:span text:style-name="T12"> productos </text:span><text:span text:style-name="T11">where</text:span><text:span text:style-name="T12"> PrecioVenta </text:span><text:span text:style-name="T11">is not null</text:span><text:span text:style-name="T12">)</text:span></text:p>
      <text:p text:style-name="P16"/>
      <text:p text:style-name="P16"><text:span text:style-name="T12">NB: el filtro “</text:span><text:span text:style-name="T11">where</text:span><text:span text:style-name="T12"> PrecioVenta </text:span><text:span text:style-name="T11">is not null</text:span><text:span text:style-name="T12">” solo es necesario si el campo PrecioVenta no tiene la restricción de VNN. Como está definido en el scrip Jardinería como: PrecioVenta numeric(15,2) NOT NULL ; NO ES NECESARIO PONERLO.</text:span></text:p>
      <text:p text:style-name="P16"/>
      <text:p text:style-name="P16"><text:span text:style-name="T11">select</text:span><text:span text:style-name="T12"> Nombre, CodigoProducto, PrecioVenta</text:span></text:p>
      <text:p text:style-name="P16"><text:span text:style-name="T11">from</text:span><text:span text:style-name="T12"> productos p1</text:span></text:p>
      <text:p text:style-name="P16"><text:span text:style-name="T11">where</text:span><text:span text:style-name="T12"> </text:span><text:span text:style-name="T11">NOT EXISTS</text:span><text:span text:style-name="T12">(</text:span><text:span text:style-name="T11">select</text:span><text:span text:style-name="T12"> * </text:span><text:span text:style-name="T11">from</text:span><text:span text:style-name="T12"> productos p2</text:span></text:p>
      <text:p text:style-name="P55"><text:span text:style-name="T11">where</text:span><text:span text:style-name="T12"> p2.PrecioVenta&gt; p2.PrecioVenta)</text:span></text:p>
      <text:p text:style-name="P16"/>
      <text:p text:style-name="P16"/>
      <text:p text:style-name="P32"/>
      <text:p text:style-name="P3"/>
      <text:p text:style-name="P3"/>
      <text:p text:style-name="P11">52)Precio de los productos que tienen un precio de venta mayor al del precio medio de cualquier gama.</text:p>
      <text:p text:style-name="P3"/>
      <text:p text:style-name="P16"><text:span text:style-name="T11">select</text:span><text:span text:style-name="T12"> CodigoProducto, PrecioVenta</text:span></text:p>
      <text:p text:style-name="P16"><text:span text:style-name="T11">from</text:span><text:span text:style-name="T12"> productos</text:span></text:p>
      <text:p text:style-name="P16"><text:span text:style-name="T11">where</text:span><text:span text:style-name="T12"> PrecioVenta </text:span><text:span text:style-name="T11">&gt;all</text:span><text:span text:style-name="T12">(</text:span><text:span text:style-name="T11">select</text:span><text:span text:style-name="T12"> </text:span><text:span text:style-name="T13">avg</text:span><text:span text:style-name="T12">(PrecioVenta) </text:span><text:span text:style-name="T11">from</text:span><text:span text:style-name="T12"> productos </text:span><text:span text:style-name="T11">group by</text:span><text:span text:style-name="T12"> gama)</text:span></text:p>
      <text:p text:style-name="P30"/>
      <text:p text:style-name="P30">select CodigoProducto, PrecioVenta</text:p>
      <text:p text:style-name="P30">from productos p1</text:p>
      <text:p text:style-name="P30">where not exists(select avg(PrecioVenta) from productos p2</text:p>
      <text:p text:style-name="P57">group by gama</text:p>
      <text:p text:style-name="P57">having avg(p2.PrecioVenta)&gt;p1.PrecioVenta)</text:p>
      <text:p text:style-name="P30"/>
      <text:p text:style-name="P30"/>
      <text:p text:style-name="P3"/>
      <text:p text:style-name="P11">53)Datos del empleado que tiene más clientes</text:p>
      <text:p text:style-name="P3"/>
      <text:p text:style-name="P16"><text:span text:style-name="T11">select <text:s/></text:span><text:span text:style-name="T15">CodigoEmpleado, nombre, apellido1,count(*)</text:span></text:p>
      <text:p text:style-name="P16"><text:span text:style-name="T11">from </text:span><text:span text:style-name="T12">empleados inner join clientes on empleados.CodigoEmpleado=Clientes.CodigoEmpleadoRepVentas</text:span></text:p>
      <text:p text:style-name="P16"><text:span text:style-name="T11">group by </text:span><text:span text:style-name="T12">CodigoEmpleado</text:span><text:span text:style-name="T15">, nombre, apellido1</text:span></text:p>
      <text:p text:style-name="P16"><text:span text:style-name="T11">having </text:span><text:span text:style-name="T13">count</text:span><text:span text:style-name="T12">(</text:span><text:span text:style-name="T15">*</text:span><text:span text:style-name="T12">) </text:span><text:span text:style-name="T11">&gt;=all</text:span><text:span text:style-name="T12">(</text:span><text:span text:style-name="T11">select </text:span><text:span text:style-name="T13">count</text:span><text:span text:style-name="T12">(</text:span><text:span text:style-name="T15">*</text:span><text:span text:style-name="T12">) </text:span></text:p>
      <text:p text:style-name="P56"><text:span text:style-name="T11">from </text:span><text:span text:style-name="T12">clientes </text:span><text:span text:style-name="T11">group by </text:span><text:span text:style-name="T12">CodigoEmpleadoRepVentas)</text:span></text:p>
      <text:p text:style-name="P57"/>
      <text:p text:style-name="P61"><text:soft-page-break/>SELECT COUNT(*), e.Nombre, e.Apellido1, e.Apellido2 </text:p>
      <text:p text:style-name="P61">FROM clientes c1 INNER JOIN empleados <text:s/>e ON c1.CodigoEmpleadoRepVentas = e.CodigoEmpleado </text:p>
      <text:p text:style-name="P61">GROUP BY c1.CodigoEmpleadoRepVentas, e.Nombre, e.Apellido1, e.Apellido2</text:p>
      <text:p text:style-name="P62">HAVING NOT EXISTS( SELECT COUNT(*) </text:p>
      <text:p text:style-name="P77">FROM clientes AS c2 </text:p>
      <text:p text:style-name="P77">GROUP BY CodigoEmpleadoRepVentas </text:p>
      <text:p text:style-name="P79">HAVING COUNT(c1.CodigoEmpleadoRepVentas) &lt; COUNT(c2.CodigoEmpleadoRepVentas))</text:p>
      <text:p text:style-name="P3"/>
      <text:p text:style-name="P11">54)Datos de la Gama que tiene menos productos</text:p>
      <text:p text:style-name="P11"/>
      <text:p text:style-name="P13">NB: pide datos de la GAMA. Sintácticamente ha<text:span text:style-name="T30">y </text:span>que poner todos los campos proyectados en el select <text:span text:style-name="T30">en</text:span> el GROUP BY . Aunque en MySql hubiera bastado poner “gama”que es la clave primaria</text:p>
      <text:p text:style-name="P36"/>
      <text:p text:style-name="P88"><text:tab/>select gamasproductos.*, count(*)</text:p>
      <text:p text:style-name="P72">from productos inner join gamasproductos on productos.gama=gamasproductos.Gama</text:p>
      <text:p text:style-name="P67">group by <text:span text:style-name="T29">gamasproductos.</text:span>gama, <text:span text:style-name="T29">descripciontexto, descripcionhtml, imagen</text:span></text:p>
      <text:p text:style-name="P67">having count(*) &lt;= all(select count(*)from productos</text:p>
      <text:p text:style-name="P80"><text:span text:style-name="T23"><text:tab/><text:tab/><text:tab/><text:tab/><text:tab/><text:tab/></text:span><text:span text:style-name="T28">group by gama)</text:span></text:p>
      <text:p text:style-name="P37"/>
      <text:p text:style-name="P63">SELECT Gama, COUNT(CodigoProducto) </text:p>
      <text:p text:style-name="P63">FROM productos AS p1 </text:p>
      <text:p text:style-name="P63">GROUP BY Gama </text:p>
      <text:p text:style-name="P63">HAVING NOT EXISTS ( SELECT COUNT(*) FROM productos AS p2 </text:p>
      <text:p text:style-name="P78">GROUP BY Gama </text:p>
      <text:p text:style-name="P78">HAVING COUNT(p1.CodigoProducto) &gt; COUNT(p2.CodigoProducto))</text:p>
      <text:p text:style-name="P3"/>
      <text:p text:style-name="P11">55)Datos del pedido más barato</text:p>
      <text:p text:style-name="P14"/>
      <text:p text:style-name="P14">NB: Aquí no he puesto todos los campos proyectados en el select en el group by y en otro gestor de BD os podría dar problemas. </text:p>
      <text:p text:style-name="P3"/>
      <text:p text:style-name="P16"><text:span text:style-name="T21">select </text:span><text:span text:style-name="T22">p.</text:span><text:span text:style-name="T23">*</text:span></text:p>
      <text:p text:style-name="P16"><text:span text:style-name="T21">from </text:span><text:span text:style-name="T23">detallepedidos </text:span><text:span text:style-name="T24">d</text:span><text:span text:style-name="T23"> </text:span><text:span text:style-name="T24">inner join pedidos p on d.Codigopedido=p.codigopedido</text:span></text:p>
      <text:p text:style-name="P47"><text:span text:style-name="T24">G</text:span><text:span text:style-name="T23">roup by p.CodigoPedido</text:span></text:p>
      <text:p text:style-name="P17"><text:span text:style-name="T22">Having sum</text:span><text:span text:style-name="T23">(PrecioUnidad*Cantidad) </text:span><text:span text:style-name="T24">&lt;= all (</text:span><text:span text:style-name="T21">select </text:span><text:span text:style-name="T22">sum</text:span><text:span text:style-name="T23">(PrecioUnidad*Cantidad) </text:span><text:span text:style-name="T21">from <text:tab/><text:tab/><text:tab/><text:tab/><text:tab/><text:tab/><text:tab/></text:span><text:span text:style-name="T23">detallepedidos</text:span></text:p>
      <text:p text:style-name="P17"><text:span text:style-name="T23"><text:tab/><text:tab/><text:tab/><text:tab/><text:tab/></text:span><text:span text:style-name="T24">group by Codigopedido</text:span><text:span text:style-name="T23">)</text:span></text:p>
      <text:p text:style-name="P86"/>
      <text:p text:style-name="P86"/>
      <text:p text:style-name="P17"><text:span text:style-name="T21">select </text:span><text:span text:style-name="T22">p.</text:span><text:span text:style-name="T23">*</text:span></text:p>
      <text:p text:style-name="P17"><text:span text:style-name="T21">from </text:span><text:span text:style-name="T23">detallepedidos </text:span><text:span text:style-name="T24">d</text:span><text:span text:style-name="T23"> </text:span><text:span text:style-name="T24">inner join pedidos p on d.Codigopedido=p.codigopedido</text:span></text:p>
      <text:p text:style-name="P87">Group by p.CodigoPedido</text:p>
      <text:p text:style-name="P17"><text:span text:style-name="T22">Having not exists</text:span><text:span text:style-name="T24"> (</text:span><text:span text:style-name="T21">select </text:span><text:span text:style-name="T22">sum</text:span><text:span text:style-name="T23">(</text:span><text:span text:style-name="T24">d1.</text:span><text:span text:style-name="T23">PrecioUnidad*</text:span><text:span text:style-name="T24">d1.</text:span><text:span text:style-name="T23">Cantidad) </text:span><text:span text:style-name="T21">from </text:span><text:span text:style-name="T23">detallepedidos </text:span><text:span text:style-name="T24">d1</text:span></text:p>
      <text:p text:style-name="P17"><text:span text:style-name="T23"><text:tab/><text:tab/><text:tab/></text:span><text:span text:style-name="T24">group by d1.Codigopedido</text:span></text:p>
      <text:p text:style-name="P17"><text:span text:style-name="T24"><text:tab/><text:tab/>having <text:tab/> </text:span><text:span text:style-name="T22">sum</text:span><text:span text:style-name="T24">(d1.PrecioUnidad*d1.Cantidad)&lt;</text:span><text:span text:style-name="T22">sum</text:span><text:span text:style-name="T24">(d.PrecioUnidad*d.Cantidad))</text:span></text:p>
      <text:p text:style-name="P37"/>
      <text:p text:style-name="P37"/>
      <text:p text:style-name="P37"/>
      <text:p text:style-name="P3"><text:soft-page-break/></text:p>
      <text:p text:style-name="P11">56)Año(s) en que se realizaron más pedidos.</text:p>
      <text:p text:style-name="P36"/>
      <text:p text:style-name="P73">select year(FechaPedido), count(*)</text:p>
      <text:p text:style-name="P68">from pedidos</text:p>
      <text:p text:style-name="P68">group by year(fechapedido)</text:p>
      <text:p text:style-name="P68">having count(*)&gt;=all(select <text:s/>count(*)</text:p>
      <text:p text:style-name="P84"><text:tab/><text:tab/><text:tab/><text:tab/><text:tab/><text:span text:style-name="T27">from pedidos</text:span></text:p>
      <text:p text:style-name="P83"><text:tab/><text:tab/><text:tab/><text:tab/><text:tab/>group by year(fechapedido))</text:p>
      <text:p text:style-name="P91"/>
      <text:p text:style-name="P16"/>
      <text:p text:style-name="P40">SELECT YEAR(FechaPedido), COUNT(CodigoPedido)</text:p>
      <text:p text:style-name="P40">FROM Pedidos AS p1</text:p>
      <text:p text:style-name="P40">GROUP BY YEAR(FechaPedido)</text:p>
      <text:p text:style-name="P16"><text:span text:style-name="T23">HAVING NOT EXISTS (SELECT COUNT(*)</text:span><text:span text:style-name="T25"> </text:span><text:span text:style-name="T23">FROM Pedidos AS p2</text:span></text:p>
      <text:p text:style-name="P58">GROUP BY YEAR(FechaPedido)</text:p>
      <text:p text:style-name="P58">HAVING COUNT(p1.CodigoPedido) &lt; COUNT(p2.CodigoPedido))</text:p>
      <text:p text:style-name="P3"/>
      <text:p text:style-name="P11">57)Datos del empleado que tiene más subordinados.</text:p>
      <text:p text:style-name="P11"/>
      <text:p text:style-name="P89"><text:tab/>select jef.* , count(*)</text:p>
      <text:p text:style-name="P74">from empleados sub inner join empleados jef on sub.CodigoJefe=jef.CodigoEmpleado</text:p>
      <text:p text:style-name="P69">group by jef.CodigoEmpleado</text:p>
      <text:p text:style-name="P69">having count(*)&gt;=all(select count(*) from empleados</text:p>
      <text:p text:style-name="P81"><text:tab/><text:tab/><text:tab/><text:tab/><text:tab/><text:tab/>group by CodigoJefe)</text:p>
      <text:p text:style-name="P42"/>
      <text:p text:style-name="P42"/>
      <text:p text:style-name="P43">SELECT COUNT(*), <text:s/>e2.* </text:p>
      <text:p text:style-name="P43">FROM empleados AS e1 INNER JOIN empleados AS e2 ON e1.CodigoJefe = e2.CodigoEmpleado GROUP BY (e1.CodigoJefe) </text:p>
      <text:p text:style-name="P43">HAVING NOT EXISTS ( SELECT COUNT(*) FROM empleados AS e3 </text:p>
      <text:p text:style-name="P59">GROUP BY(CodigoJefe) </text:p>
      <text:p text:style-name="P59">HAVING COUNT(e1.CodigoJefe) &lt; COUNT(e3.CodigoJefe));</text:p>
      <text:p text:style-name="P60"/>
      <text:p text:style-name="P60"/>
      <text:p text:style-name="P60"/>
      <text:p text:style-name="P11">58)Datos de los productos que tienen un precio superior al de cualquier producto de la gama Herramientas.</text:p>
      <text:p text:style-name="P44">SELECT *</text:p>
      <text:p text:style-name="P44">FROM productos AS p1</text:p>
      <text:p text:style-name="P44">WHERE not EXISTS ( SELECT *</text:p>
      <text:p text:style-name="P44"><text:tab/><text:tab/><text:tab/>FROM productos AS p2</text:p>
      <text:p text:style-name="P45"><text:s/><text:tab/><text:tab/><text:tab/>WHERE p2.Gama LIKE '<text:span text:style-name="T31">H</text:span>erramientas' and </text:p>
      <text:p text:style-name="P45"><text:tab/><text:tab/><text:tab/>p2.PrecioVenta &gt; p1.PrecioVenta)</text:p>
      <text:p text:style-name="P45"/>
      <text:p text:style-name="P75">select * from productos</text:p>
      <text:p text:style-name="P70">where precioventa&gt;(select max(precioventa) from productos<text:tab/></text:p>
      <text:p text:style-name="P82"><text:tab/><text:tab/><text:tab/><text:tab/><text:tab/><text:tab/>where gama like "Herramientas")</text:p>
      <text:p text:style-name="P18"/>
      <text:p text:style-name="P11">59)Productos que tengan un precio único (distinto a cualquier producto)</text:p>
      <text:p text:style-name="P11"/>
      <text:p text:style-name="P46">SELECT * FROM productos AS p1 WHERE NOT EXISTS( SELECT * FROM productos AS p2 WHERE p1.CodigoProducto &lt;&gt; p2.CodigoProducto AND p1.PrecioProducto = <text:soft-page-break/>p2.PrecioProducto)</text:p>
      <text:p text:style-name="P90"><text:tab/>select *</text:p>
      <text:p text:style-name="P76">from productos p</text:p>
      <text:p text:style-name="P71">where p.PrecioVenta &lt;&gt; all(select p1.PrecioVenta from Productos p1</text:p>
      <text:p text:style-name="P64"><text:tab/><text:tab/><text:tab/><text:tab/>where p.CodigoProducto&lt;&gt;p1.CodigoProducto)</text:p>
      <text:p text:style-name="P64"/>
      <text:p text:style-name="P64"/>
      <text:p text:style-name="P66">60)Fecha del primer pedido de cada cliente que haya hecho algún pedido en el 2008 o después.</text:p>
      <text:p text:style-name="P66"/>
      <text:p text:style-name="P65">select CodigoCliente, min(fechapedido)</text:p>
      <text:p text:style-name="P65">from clientes</text:p>
      <text:p text:style-name="P65">where CodigoCliente in (select CodigoCliente from pedidos</text:p>
      <text:p text:style-name="P65"><text:tab/><text:tab/><text:tab/><text:tab/><text:tab/><text:tab/>where year(fechapedido)&gt;=2008)</text:p>
      <text:p text:style-name="P65">group by CodigoCliente</text:p>
      <text:p text:style-name="P12"/>
      <text:p text:style-name="P11">6<text:span text:style-name="T32">1</text:span>)Número de pedidos que ha hecho cada cliente viendo el nombre y la dirección del cliente, de los clientes que han hecho pedidos por un importe mayor que 1000€.</text:p>
      <text:p text:style-name="P2"/>
      <text:p text:style-name="P41">select count(*), clientes.NombreCliente, clientes.LineaDireccion1</text:p>
      <text:p text:style-name="P41">from clientes inner join pedidos on clientes.CodigoCliente=pedidos.CodigoCliente </text:p>
      <text:p text:style-name="P41">where clientes.CodigoCliente IN (select CodigoCliente</text:p>
      <text:p text:style-name="P41"><text:tab/><text:tab/><text:tab/><text:tab/><text:tab/>from <text:s/>pedidos inner join detallepedidos on <text:tab/><text:tab/><text:tab/><text:tab/><text:tab/> <text:s text:c="44"/>detallepedidos.codigopedido= pedidos.CodigoPedido</text:p>
      <text:p text:style-name="P41"><text:tab/><text:tab/><text:tab/><text:tab/><text:tab/>group by CodigoCliente</text:p>
      <text:p text:style-name="P41"><text:tab/><text:tab/><text:tab/><text:tab/><text:tab/>having sum(Cantidad*PrecioUnidad)&gt;1000 )</text:p>
      <text:p text:style-name="P41">group by clientes.CodigoCliente, <text:s/>clientes.NombreCliente, clientes.LineaDireccion1</text:p>
      <text:p text:style-name="P41"/>
      <text:p text:style-name="P41"/>
      <text:p text:style-name="P38"/>
      <text:p text:style-name="P39">select <text:s/>count( distinct p.CodigoPedido),c.nombrecliente,lineadireccion1</text:p>
      <text:p text:style-name="P39">from clientes c inner join pedidos p on c.CodigoCliente=p.Codigocliente inner join detallepedidos d on p.CodigoPedido=d.CodigoPedido</text:p>
      <text:p text:style-name="P39">group by c.nombrecliente,lineadireccion1, c.CodigoCliente</text:p>
      <text:p text:style-name="P39">having sum(cantidad*preciounidad)&gt;1000</text:p>
      <text:p text:style-name="P4"/>
      <text:p text:style-name="P4"/>
      <text:p text:style-name="P4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21T09:13:20.232797392</dc:date>
    <meta:editing-duration>PT42M37S</meta:editing-duration>
    <meta:editing-cycles>5</meta:editing-cycles>
    <meta:document-statistic meta:table-count="0" meta:image-count="0" meta:object-count="0" meta:page-count="12" meta:paragraph-count="346" meta:word-count="2273" meta:character-count="18133" meta:non-whitespace-character-count="15977"/>
  </office:meta>
</office:document-meta>
</file>